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paragraph-properties fo:line-height="150%"/>
      <style:text-properties officeooo:paragraph-rsid="0025e4b1"/>
    </style:style>
    <style:style style:name="P2" style:family="paragraph" style:parent-style-name="Standard">
      <style:paragraph-properties fo:line-height="200%"/>
      <style:text-properties style:text-position="0% 100%" fo:font-weight="normal" officeooo:rsid="001da976" officeooo:paragraph-rsid="001da976" style:font-weight-asian="normal" style:font-weight-complex="normal"/>
    </style:style>
    <style:style style:name="P3" style:family="paragraph" style:parent-style-name="Standard">
      <style:paragraph-properties fo:line-height="200%"/>
      <style:text-properties officeooo:paragraph-rsid="0025e4b1"/>
    </style:style>
    <style:style style:name="P4" style:family="paragraph" style:parent-style-name="Standard">
      <style:paragraph-properties fo:line-height="200%"/>
      <style:text-properties fo:font-weight="normal" officeooo:rsid="001fe2a5" officeooo:paragraph-rsid="001fe2a5" style:font-weight-asian="normal" style:font-weight-complex="normal"/>
    </style:style>
    <style:style style:name="P5" style:family="paragraph" style:parent-style-name="Standard">
      <style:paragraph-properties fo:line-height="200%"/>
      <style:text-properties fo:font-weight="normal" officeooo:rsid="001fe2a5" officeooo:paragraph-rsid="00237b45" style:font-weight-asian="normal" style:font-weight-complex="normal"/>
    </style:style>
    <style:style style:name="P6" style:family="paragraph" style:parent-style-name="Standard">
      <style:paragraph-properties fo:line-height="100%"/>
      <style:text-properties fo:font-weight="normal" officeooo:rsid="001fe2a5" officeooo:paragraph-rsid="001fe2a5" style:font-weight-asian="normal" style:font-weight-complex="normal"/>
    </style:style>
    <style:style style:name="P7" style:family="paragraph" style:parent-style-name="Standard">
      <style:paragraph-properties fo:line-height="200%"/>
      <style:text-properties fo:font-weight="normal" officeooo:rsid="001d5d84" officeooo:paragraph-rsid="001da976" style:font-weight-asian="normal" style:font-weight-complex="normal"/>
    </style:style>
    <style:style style:name="P8" style:family="paragraph" style:parent-style-name="Standard">
      <style:paragraph-properties fo:line-height="100%"/>
      <style:text-properties fo:font-weight="normal" officeooo:rsid="0021b45d" officeooo:paragraph-rsid="0021b45d" style:font-weight-asian="normal" style:font-weight-complex="normal"/>
    </style:style>
    <style:style style:name="P9" style:family="paragraph" style:parent-style-name="Standard">
      <style:paragraph-properties fo:line-height="200%"/>
      <style:text-properties fo:font-weight="normal" officeooo:rsid="0022cf41" officeooo:paragraph-rsid="0022cf41" style:font-weight-asian="normal" style:font-weight-complex="normal"/>
    </style:style>
    <style:style style:name="P10"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line-height="100%"/>
      <style:text-properties fo:font-weight="normal" officeooo:rsid="00237b45" officeooo:paragraph-rsid="00237b45" style:font-weight-asian="normal" style:font-weight-complex="normal"/>
    </style:style>
    <style:style style:name="P13" style:family="paragraph" style:parent-style-name="Standard">
      <style:paragraph-properties fo:line-height="100%"/>
      <style:text-properties fo:font-weight="normal" officeooo:rsid="001fe2a5" officeooo:paragraph-rsid="001fe2a5" style:font-weight-asian="normal" style:font-weight-complex="normal"/>
    </style:style>
    <style:style style:name="P14" style:family="paragraph" style:parent-style-name="Standard">
      <style:paragraph-properties fo:line-height="100%"/>
      <style:text-properties style:text-position="0% 100%" fo:font-weight="normal" officeooo:rsid="001da976" officeooo:paragraph-rsid="001fe2a5" style:font-weight-asian="normal" style:font-weight-complex="normal"/>
    </style:style>
    <style:style style:name="P15" style:family="paragraph" style:parent-style-name="Standard">
      <style:paragraph-properties fo:line-height="200%"/>
      <style:text-properties officeooo:paragraph-rsid="0024f947"/>
    </style:style>
    <style:style style:name="P16" style:family="paragraph" style:parent-style-name="Standard">
      <style:paragraph-properties fo:line-height="200%"/>
      <style:text-properties officeooo:paragraph-rsid="0025e4b1"/>
    </style:style>
    <style:style style:name="P17"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8" style:family="paragraph" style:parent-style-name="Text_20_body">
      <style:paragraph-properties fo:line-height="150%"/>
      <style:text-properties fo:font-size="12pt" fo:font-weight="normal" officeooo:paragraph-rsid="0024f947" style:font-size-asian="12pt" style:font-weight-asian="normal" style:font-size-complex="12pt" style:font-weight-complex="normal"/>
    </style:style>
    <style:style style:name="P19" style:family="paragraph" style:parent-style-name="Header_20_left">
      <style:text-properties officeooo:rsid="00271309" officeooo:paragraph-rsid="00271309"/>
    </style:style>
    <style:style style:name="T1" style:family="text">
      <style:text-properties officeooo:rsid="001fe2a5"/>
    </style:style>
    <style:style style:name="T2" style:family="text">
      <style:text-properties style:text-position="0% 100%"/>
    </style:style>
    <style:style style:name="T3" style:family="text">
      <style:text-properties style:text-position="0% 100%" officeooo:rsid="0019acd9"/>
    </style:style>
    <style:style style:name="T4" style:family="text">
      <style:text-properties style:text-position="0% 100%" officeooo:rsid="001a1120"/>
    </style:style>
    <style:style style:name="T5" style:family="text">
      <style:text-properties style:text-position="0% 100%" officeooo:rsid="001b5baa"/>
    </style:style>
    <style:style style:name="T6" style:family="text">
      <style:text-properties style:text-position="0% 100%" officeooo:rsid="001d5d84"/>
    </style:style>
    <style:style style:name="T7" style:family="text">
      <style:text-properties style:text-position="0% 100%" officeooo:rsid="001da976"/>
    </style:style>
    <style:style style:name="T8" style:family="text">
      <style:text-properties style:text-position="0% 100%" officeooo:rsid="001bf83c"/>
    </style:style>
    <style:style style:name="T9" style:family="text">
      <style:text-properties style:text-position="0% 100%" officeooo:rsid="0021b45d"/>
    </style:style>
    <style:style style:name="T10" style:family="text">
      <style:text-properties style:text-position="0% 100%" fo:font-weight="normal" officeooo:rsid="0021b45d" style:font-weight-asian="normal" style:font-weight-complex="normal"/>
    </style:style>
    <style:style style:name="T11" style:family="text">
      <style:text-properties style:text-position="0% 100%" fo:font-weight="normal" officeooo:rsid="0019acd9" style:font-weight-asian="normal" style:font-weight-complex="normal"/>
    </style:style>
    <style:style style:name="T12" style:family="text">
      <style:text-properties style:text-position="0% 100%" fo:font-weight="normal" officeooo:rsid="001a1120" style:font-weight-asian="normal" style:font-weight-complex="normal"/>
    </style:style>
    <style:style style:name="T13" style:family="text">
      <style:text-properties style:text-position="0% 100%" fo:font-weight="normal" officeooo:rsid="001b5baa" style:font-weight-asian="normal" style:font-weight-complex="normal"/>
    </style:style>
    <style:style style:name="T14" style:family="text">
      <style:text-properties style:text-position="0% 100%" fo:font-weight="normal" officeooo:rsid="0024f05e" style:font-weight-asian="normal" style:font-weight-complex="normal"/>
    </style:style>
    <style:style style:name="T15" style:family="text">
      <style:text-properties style:text-position="0% 100%" fo:font-weight="normal" officeooo:rsid="0024f947" style:font-weight-asian="normal" style:font-weight-complex="normal"/>
    </style:style>
    <style:style style:name="T16" style:family="text">
      <style:text-properties style:text-position="0% 100%" fo:font-weight="normal" officeooo:rsid="00261033" style:font-weight-asian="normal" style:font-weight-complex="normal"/>
    </style:style>
    <style:style style:name="T17" style:family="text">
      <style:text-properties style:text-position="0% 100%" officeooo:rsid="00237b45"/>
    </style:style>
    <style:style style:name="T18" style:family="text">
      <style:text-properties style:text-position="0% 100%" officeooo:rsid="0024f05e"/>
    </style:style>
    <style:style style:name="T19" style:family="text">
      <style:text-properties style:text-position="0% 100%" fo:font-style="italic" fo:font-weight="normal" officeooo:rsid="0024f05e" style:font-style-asian="italic" style:font-weight-asian="normal" style:font-style-complex="italic" style:font-weight-complex="normal"/>
    </style:style>
    <style:style style:name="T20" style:family="text">
      <style:text-properties style:text-position="0% 100%" fo:font-style="normal" style:text-underline-style="solid" style:text-underline-width="auto" style:text-underline-color="font-color" style:font-style-asian="normal" style:font-style-complex="normal"/>
    </style:style>
    <style:style style:name="T21" style:family="text">
      <style:text-properties style:text-position="0% 100%" officeooo:rsid="0024f947"/>
    </style:style>
    <style:style style:name="T22" style:family="text">
      <style:text-properties style:text-position="0% 100%" officeooo:rsid="0025e4b1"/>
    </style:style>
    <style:style style:name="T23" style:family="text">
      <style:text-properties style:text-position="0% 100%" officeooo:rsid="00261033"/>
    </style:style>
    <style:style style:name="T24" style:family="text">
      <style:text-properties style:text-position="0% 100%" officeooo:rsid="00262db9"/>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237b45" style:font-size-asian="12pt" style:font-weight-asian="normal" style:font-size-complex="12pt" style:font-weight-complex="normal"/>
    </style:style>
    <style:style style:name="T27" style:family="text">
      <style:text-properties fo:font-size="12pt" fo:font-weight="normal" officeooo:rsid="0024f947" style:font-size-asian="12pt" style:font-weight-asian="normal" style:font-size-complex="12pt" style:font-weight-complex="normal"/>
    </style:style>
    <style:style style:name="T28" style:family="text">
      <style:text-properties fo:font-weight="normal" officeooo:rsid="0021b45d" style:font-weight-asian="normal" style:font-weight-complex="normal"/>
    </style:style>
    <style:style style:name="T29" style:family="text">
      <style:text-properties fo:font-weight="normal" officeooo:rsid="0022cf41" style:font-weight-asian="normal" style:font-weight-complex="normal"/>
    </style:style>
    <style:style style:name="T30" style:family="text">
      <style:text-properties fo:font-weight="normal" officeooo:rsid="0024f05e" style:font-weight-asian="normal" style:font-weight-complex="normal"/>
    </style:style>
    <style:style style:name="T31" style:family="text">
      <style:text-properties fo:font-weight="normal" officeooo:rsid="00261033" style:font-weight-asian="normal" style:font-weight-complex="normal"/>
    </style:style>
    <style:style style:name="T32" style:family="text">
      <style:text-properties style:text-position="super 58%"/>
    </style:style>
    <style:style style:name="T33" style:family="text">
      <style:text-properties officeooo:rsid="0024f9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Subject : Is the ‘Americain Dream’ still a reality ? Was it ever ? Explain why or why not.</text:p>
      <text:p text:style-name="P6"/>
      <text:p text:style-name="P6"/>
      <text:p text:style-name="P4"><text:span text:style-name="T3"><text:tab/>The ‘Americain </text:span><text:span text:style-name="T4">D</text:span><text:span text:style-name="T3">ream’ is an idea </text:span><text:span text:style-name="T23">meaning that </text:span><text:span text:style-name="T3">all people who lives in the US ca</text:span><text:span text:style-name="T2">n</text:span><text:span text:style-name="T3"> succed through hard work to get a happy and succeful</text:span><text:span text:style-name="T22">l</text:span><text:span text:style-name="T3"> life. </text:span><text:span text:style-name="T5">This idea is sets of ideals like democracy, </text:span><text:span text:style-name="T23">equals</text:span><text:span text:style-name="T5"> rights, liberty, opportunit</text:span><text:span text:style-name="T23">ies to succed</text:span><text:span text:style-name="T5">, and equality </text:span><text:span text:style-name="T23">between people</text:span><text:span text:style-name="T5">. </text:span></text:p>
      <text:p text:style-name="P4"><text:span text:style-name="T6">This </text:span><text:span text:style-name="T2">concept </text:span><text:span text:style-name="T6">is rooted by the Declaration of Independance that stipulate « All people are equals » that </text:span><text:span text:style-name="T23">says </text:span><text:span text:style-name="T6">« all people have the same rights </text:span><text:span text:style-name="T2">at works, in society</text:span><text:span text:style-name="T6">». </text:span><text:span text:style-name="T2">The ‘Americain Dream’ offer</text:span><text:span text:style-name="T17">s</text:span><text:span text:style-name="T2"> the way to have the same fundamental value </text:span><text:span text:style-name="T17">between all people</text:span><text:span text:style-name="T7">.</text:span></text:p>
      <text:p text:style-name="P14"/>
      <text:p text:style-name="P4"><text:span text:style-name="T7"><text:tab/>T</text:span><text:span text:style-name="T2">he ‘Americain Dream’ </text:span><text:span text:style-name="T5">created the biggest migratory wave in the 30’s years </text:span><text:span text:style-name="T6">because lots of im</text:span><text:span text:style-name="T2">mi</text:span><text:span text:style-name="T6">grants </text:span><text:span text:style-name="T17">would </text:span><text:span text:style-name="T6">started a new life. The statue of Liberty is the emblem of the ‘Americain Dream’.</text:span></text:p>
      <text:p text:style-name="P5"><text:span text:style-name="T17">T</text:span><text:span text:style-name="T5">he Rockfeller’s family </text:span><text:span text:style-name="T17">show that it’s possible because they started with nothing and</text:span><text:span text:style-name="T5"> made </text:span><text:span text:style-name="T17">a lot </text:span><text:span text:style-name="T5">of money with petrol </text:span><text:span text:style-name="T8">during the industrial revolutio</text:span><text:span text:style-name="T17">n . </text:span><text:span text:style-name="T6">T</text:span><text:span text:style-name="T4">h</text:span><text:span text:style-name="T9">i</text:span><text:span text:style-name="T17">s</text:span><text:span text:style-name="T9"> way of thinking </text:span><text:span text:style-name="T17">is a motor to improve the <text:s/>US powerfull in the world.</text:span></text:p>
      <text:p text:style-name="P7"><text:span text:style-name="T2">In « </text:span><text:span text:style-name="T20">Fall of Giants</text:span><text:span text:style-name="T2"> » </text:span><text:span text:style-name="T18">from </text:span><text:span text:style-name="T2">Ken Follet, </text:span><text:span text:style-name="T21">it</text:span><text:span text:style-name="T2"> </text:span><text:span text:style-name="T18">tell us that </text:span><text:span text:style-name="T2">lots of poor russian</text:span><text:span text:style-name="T17">s</text:span><text:span text:style-name="T2"> people went to the US to get a better life. </text:span><text:span text:style-name="T17">A lot of people </text:span><text:span text:style-name="T2">all around the world </text:span><text:span text:style-name="T17">came in the US to get their chance.</text:span></text:p>
      <text:p text:style-name="P2">The Americain power has been improved with immigrations’ waves after the Great Depression in 1929 <text:span text:style-name="T1">and it increase the opinion of everythings possibilities. </text:span></text:p>
      <text:p text:style-name="P3"><text:span text:style-name="T15">Recently, </text:span><text:span text:style-name="T14">Barack Obama tried to stop the black segregation </text:span><text:span text:style-name="T15">and restore</text:span><text:span text:style-name="T16">d</text:span><text:span text:style-name="T15"> the ‘Americain Dream’ : </text:span><text:span text:style-name="T19">“Barack knows the American Dream because he’s lived it, and he wants everyone in this country to have that same opportunity, no matter who we are, or where we’re from, or what we look like, or who we love.”</text:span><text:span text:style-name="T14"> </text:span><text:span text:style-name="T15">said </text:span><text:span text:style-name="T14">Michelle Obama.</text:span></text:p>
      <text:p text:style-name="P3"><text:soft-page-break/><text:span text:style-name="T14"><text:tab/></text:span><text:span text:style-name="T10">However, t</text:span><text:span text:style-name="T11">his concept has been subject to criticism, because some people believe that is just an idealistic goal for everyone. </text:span><text:span text:style-name="T14">There are still</text:span><text:span text:style-name="T3"> </text:span><text:span text:style-name="T18">discriminations </text:span><text:span text:style-name="T3">based on a person's race, religion, gender and national origin. </text:span><text:span text:style-name="T18">I</text:span><text:span text:style-name="T12">nequalities between people suggest th</text:span><text:span text:style-name="T13">a</text:span><text:span text:style-name="T12">t the </text:span><text:span text:style-name="T14">concept </text:span><text:span text:style-name="T12">can’t be reach. </text:span></text:p>
      <text:p text:style-name="P15"><text:span text:style-name="T14">P</text:span><text:span text:style-name="T28">oor people </text:span><text:span text:style-name="T30">in the US are striked by inequalities and it increase each year.</text:span><text:span text:style-name="T28"> The richest people represent a </text:span><text:span text:style-name="T29">very big </text:span><text:span text:style-name="T28">minority in the US. </text:span><text:span text:style-name="T29">There’s always the segregation with black people in the US, it’</text:span><text:span text:style-name="T31">s</text:span><text:span text:style-name="T29"> always a big problem. </text:span><text:span text:style-name="T15">The ‘</text:span><text:span text:style-name="T16">Ame</text:span><text:span text:style-name="T15">ricain Dream’ is an unreachable dream beacause it mean that all people have to be equals and it’s not the </text:span><text:span text:style-name="T16">situation</text:span><text:span text:style-name="T15"> in the US.</text:span></text:p>
      <text:p text:style-name="P8"/>
      <text:p text:style-name="P9"><text:tab/>The ‘Americain Dream’ has been a strong concept until the September 11<text:span text:style-name="T32">th</text:span><text:span text:style-name="T2"> because the US has been attacked on his ground. It was the end of the </text:span><text:span text:style-name="T23">US</text:span><text:span text:style-name="T2"> superpower and </text:span><text:span text:style-name="T23">at</text:span><text:span text:style-name="T2"> the same time, the fall of the ‘Americain Dream’. </text:span><text:span text:style-name="T17">Some of fundamental basis are respected with the liberty but there are </text:span><text:span text:style-name="T23">stil </text:span><text:span text:style-name="T17">disparities at works between, </text:span><text:span text:style-name="T23">for example,</text:span><text:span text:style-name="T17"> men and women. </text:span><text:span text:style-name="T21">Some people try to maintain this concept but there is a lot of septimistics people in the US. The ‘Americain Dream’ existed but he’s now a weak concept beacause there are too much problems with segregation and poor people. </text:span><text:span text:style-name="T23">The new president D. Trump </text:span><text:span text:style-name="T24">(with his slogan ‘Make America great again’)</text:span><text:span text:style-name="T23"> don’t help the realisation of the ‘Americain Dream’. He increase differencies between all people in US : rich people will be more rich but poor people are poorest. </text:span></text:p>
      <text:p text:style-name="P10"/>
      <text:p text:style-name="P10"/>
      <text:p text:style-name="P11">Bibliography :</text:p>
      <text:h text:style-name="P1" text:outline-level="1"><text:span text:style-name="T25">WiseGEEK, What is the "American Dream" ?, [no date], </text:span><text:a xlink:type="simple" xlink:href="http://www.wisegeek.org/what-is-the-american-dream.htm" text:style-name="Internet_20_link" text:visited-style-name="Visited_20_Internet_20_Link"><text:span text:style-name="T25">http://www.wisegeek.org/what-is-the-american-dream.htm</text:span></text:a><text:span text:style-name="T25"> , 13/02/2017 </text:span></text:h>
      <text:h text:style-name="P1" text:outline-level="1"><text:span text:style-name="T25">Wikipedia, John Rockfeller, [no date], </text:span><text:a xlink:type="simple" xlink:href="https://en.wikipedia.org/wiki/John_D._Rockefeller" text:style-name="Internet_20_link" text:visited-style-name="Visited_20_Internet_20_Link"><text:span text:style-name="T25">https://en.wikipedia.org/wiki/John_D._Rockefeller</text:span></text:a><text:span text:style-name="T25"> , </text:span><text:span text:style-name="T27">14/02</text:span><text:span text:style-name="T25">/</text:span><text:span text:style-name="T26">20</text:span><text:span text:style-name="T25">17</text:span></text:h>
      <text:p text:style-name="P18"><text:span text:style-name="T33">ClashDaily, Living the dream : Obama’s Americain Dream, 12/09/2012, </text:span><text:a xlink:type="simple" xlink:href="http://clashdaily.com/2012/09/living-the-dream-barack-obamas-american-dream/" text:style-name="Internet_20_link" text:visited-style-name="Visited_20_Internet_20_Link"><text:span text:style-name="T33">http://clashdaily.com/2012/09/living-the-dream-barack-obamas-american-dream</text:span></text:a><text:span text:style-name="T33"> , 14/02/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271309" officeooo:paragraph-rsid="00271309"/>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header-first>
        <text:p text:style-name="MP1">Mosnier Florian<text:tab/><text:tab/>1A G2b</text:p>
        <text:p text:style-name="MP1"><text:tab/>Essay</text:p>
      </style:header-first>
      <style:header-left>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5:41:22.704137111</meta:creation-date>
    <dc:date>2017-02-16T13:36:26.152861357</dc:date>
    <meta:editing-duration>PT19M2S</meta:editing-duration>
    <meta:editing-cycles>4</meta:editing-cycles>
    <meta:generator>LibreOffice/5.1.6.2.0$Linux_X86_64 LibreOffice_project/10m0$Build-2</meta:generator>
    <meta:document-statistic meta:table-count="0" meta:image-count="0" meta:object-count="0" meta:page-count="2" meta:paragraph-count="17" meta:word-count="593" meta:character-count="3580" meta:non-whitespace-character-count="2992"/>
  </office:meta>
</office:document-meta>
</file>